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8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age 1 Intr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lk to Agent</text:p>
          </table:table-cell>
          <table:table-cell office:value-type="string">
            <text:p>https://github.com/nanbest/katch/blob/master/talk_to_agent.jpeg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Top Zip Code</text:p>
          </table:table-cell>
          <table:table-cell office:value-type="string">
            <text:p><text:a xlink:href="https://github.com/nanbest/katch/blob/master/top">https://github.com/nanbest/katch/blob/master/top</text:a>_zip_code.jp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rrier Lis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tate Map</text:p>
          </table:table-cell>
          <table:table-cell office:value-type="string">
            <text:p>https://github.com/nanbest/katch/blob/master/state_map.jp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lan Qualif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A Info Step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ottom Zip Cod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o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age 2 Inf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Healt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Q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ddition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ntac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Foo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Q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age 3 Plans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lan Lis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Plan Typ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Foo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d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ou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hil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dicar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pu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edicare Pa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o Gen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nera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Provi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ar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tail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9/01/2017</text:date>, <text:time>00:1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4:14:05</meta:creation-date>
    <dc:date>2017-09-01T00:10:26</dc:date>
    <meta:editing-duration>PT7H12M37S</meta:editing-duration>
    <meta:editing-cycles>9</meta:editing-cycles>
    <meta:generator>OpenOffice/4.1.3$Unix OpenOffice.org_project/413m1$Build-9783</meta:generator>
    <meta:document-statistic meta:table-count="3" meta:cell-count="37" meta:object-count="0"/>
  </office:meta>
</office:document-meta>
</file>